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normal" officeooo:rsid="00a4734b" officeooo:paragraph-rsid="0011c515" style:font-weight-asian="normal" style:font-weight-complex="normal"/>
    </style:style>
    <style:style style:name="P2" style:family="paragraph" style:parent-style-name="Standard">
      <style:text-properties fo:font-weight="normal" officeooo:rsid="00a7c598" officeooo:paragraph-rsid="0011c515" style:font-weight-asian="normal" style:font-weight-complex="normal"/>
    </style:style>
    <style:style style:name="P3" style:family="paragraph" style:parent-style-name="Standard">
      <style:text-properties fo:font-weight="normal" officeooo:rsid="00a4734b" officeooo:paragraph-rsid="0011c515" style:font-weight-asian="normal" style:font-weight-complex="normal"/>
    </style:style>
    <style:style style:name="P4" style:family="paragraph" style:parent-style-name="Standard">
      <style:text-properties fo:font-weight="normal" officeooo:rsid="00a48815" officeooo:paragraph-rsid="0011c515" style:font-weight-asian="normal" style:font-weight-complex="normal"/>
    </style:style>
    <style:style style:name="P5" style:family="paragraph" style:parent-style-name="Standard">
      <style:text-properties fo:font-weight="normal" officeooo:rsid="01ced8fc" officeooo:paragraph-rsid="0011c515" style:font-weight-asian="normal" style:font-weight-complex="normal"/>
    </style:style>
    <style:style style:name="P6" style:family="paragraph" style:parent-style-name="Standard">
      <style:text-properties fo:font-weight="normal" officeooo:rsid="00a5d74f" officeooo:paragraph-rsid="0011c515" style:font-weight-asian="normal" style:font-weight-complex="normal"/>
    </style:style>
    <style:style style:name="P7" style:family="paragraph" style:parent-style-name="Standard">
      <style:text-properties fo:font-weight="normal" officeooo:rsid="01d0aa6e" officeooo:paragraph-rsid="0011c515" style:font-weight-asian="normal" style:font-weight-complex="normal"/>
    </style:style>
    <style:style style:name="P8" style:family="paragraph" style:parent-style-name="Standard">
      <style:text-properties fo:font-weight="normal" officeooo:rsid="00a6bcfd" officeooo:paragraph-rsid="0011c515" style:font-weight-asian="normal" style:font-weight-complex="normal"/>
    </style:style>
    <style:style style:name="P9" style:family="paragraph" style:parent-style-name="Standard">
      <style:text-properties style:font-name="Dudu Cyryllic" fo:font-weight="normal" officeooo:rsid="00a6bcfd" officeooo:paragraph-rsid="0011c515" style:font-weight-asian="normal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a6bcfd" officeooo:paragraph-rsid="0011c515" style:font-style-asian="italic" style:font-weight-asian="normal" style:font-style-complex="italic" style:font-weight-complex="normal"/>
    </style:style>
    <style:style style:name="T1" style:family="text">
      <style:text-properties officeooo:rsid="00a92773"/>
    </style:style>
    <style:style style:name="T2" style:family="text">
      <style:text-properties officeooo:rsid="01cd58ce"/>
    </style:style>
    <style:style style:name="T3" style:family="text">
      <style:text-properties officeooo:rsid="00b1f484"/>
    </style:style>
    <style:style style:name="T4" style:family="text">
      <style:text-properties officeooo:rsid="00ae3f28"/>
    </style:style>
    <style:style style:name="T5" style:family="text">
      <style:text-properties officeooo:rsid="01ced8fc"/>
    </style:style>
    <style:style style:name="T6" style:family="text">
      <style:text-properties officeooo:rsid="01464df6"/>
    </style:style>
    <style:style style:name="T7" style:family="text">
      <style:text-properties officeooo:rsid="00a27656"/>
    </style:style>
    <style:style style:name="T8" style:family="text">
      <style:text-properties officeooo:rsid="00a48815"/>
    </style:style>
    <style:style style:name="T9" style:family="text">
      <style:text-properties officeooo:rsid="00a5d74f"/>
    </style:style>
    <style:style style:name="T10" style:family="text">
      <style:text-properties officeooo:rsid="038499b6"/>
    </style:style>
    <style:style style:name="T11" style:family="text">
      <style:text-properties officeooo:rsid="035eb3be"/>
    </style:style>
    <style:style style:name="T12" style:family="text">
      <style:text-properties officeooo:rsid="00a6bcfd"/>
    </style:style>
    <style:style style:name="T13" style:family="text">
      <style:text-properties officeooo:rsid="014770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Она не делала секрета из своей беременности <text:span text:style-name="T2">и </text:span>ещё на втором месяце заказала у Лялькиной матери просторный элегантный сарафан из коричневой материи.</text:p>
      <text:p text:style-name="P3">Однажды уже по весне, она вышла из общаги первой, пока я в вестибюле задержался с Двойкой. </text:p>
      <text:p text:style-name="P3">Когда я вышел, <text:span text:style-name="T2">Ира</text:span> стояла возле <text:span text:style-name="T2">угла </text:span>здания и скандалила со студентом в окне этажа <text:span text:style-name="T3">биофака</text:span>. </text:p>
      <text:p text:style-name="P3">Не поняв смысла сарафана, <text:span text:style-name="T4">борзый второкурсник</text:span> попытался <text:span text:style-name="T2">под</text:span>цепить <text:span text:style-name="T2">незнакомку</text:span>. </text:p>
      <text:p text:style-name="P3">Я потребовал от него извинений даме и получил наглый отказ. </text:p>
      <text:p text:style-name="P4">Пока я подымался к нему в комнату ко мне присоединился Двойка, но <text:s/>в комнате их оказалось трое. </text:p>
      <text:p text:style-name="P4">Последовала неразборчивая драка с переменным успехом, из соседних комнат <text:span text:style-name="T2">к ним </text:span>подбегало подкрепление. </text:p>
      <text:p text:style-name="P4">Мне запомнился момент, <text:span text:style-name="T5">когда</text:span> я сто<text:span text:style-name="T2">ю</text:span> на <text:span text:style-name="T6">чьей-то </text:span>койке, а один из <text:span text:style-name="T6">противников</text:span> <text:span text:style-name="T5">подставляет <text:s/>своё лицо, чтоб получить в него </text:span>удар ногой, но я сдержался <text:span text:style-name="T7">— слишком уж явно он этого хотел</text:span>. </text:p>
      <text:p text:style-name="P4"><text:span text:style-name="T2">Впоследствии</text:span> я лежал на полу заваленный телами трёх <text:span text:style-name="T6">противоборцев</text:span>, которые старались меня обездвижить, а где-то в углу Двойка <text:span text:style-name="T5">всё ещё </text:span>отбивался от <text:span text:style-name="T2">наседавших</text:span>. </text:p>
      <text:p text:style-name="P5">И тут<text:span text:style-name="T8"> дверь распахнулась — на пороге встала Ира с неизвестно где взятой линейкой в руках и громк</text:span>о объявила<text:span text:style-name="T8">:</text:span></text:p>
      <text:p text:style-name="P4">- Всех перережу!</text:p>
      <text:p text:style-name="P4">Меня настолько поразила абсурдность ситуации — пиратский крик Иры, эта деревянная линейка и ты у неё в животе — что я захохотал. </text:p>
      <text:p text:style-name="P4">Все присутств<text:span text:style-name="T9">ующие последовали моему примеру.</text:span></text:p>
      <text:p text:style-name="P6"><text:span text:style-name="T3">Не получается</text:span> всерьёз драться с кем только что смеялся заодно. </text:p>
      <text:p text:style-name="P6">Мне помогли подняться и мы ушли.</text:p>
      <text:p text:style-name="P6"/>
      <text:p text:style-name="P6">Невозможность остановить мгновенье заставила меня поменять приоритеты.</text:p>
      <text:p text:style-name="P6">Моей задачей стало охранять её. Охранять от суматохи в раздевалке. От её подружек со змеиными жалами:</text:p>
      <text:p text:style-name="P6">- Привет. Ой, ты как-то подурнела сегодня.</text:p>
      <text:p text:style-name="P7">Охранять от её страхов перед будущим <text:span text:style-name="T8">— </text:span>фельдшерица Кердун в роддоме такая грубая, все на неё жалуются. <text:span text:style-name="T10">И от затаившегося в ней самой непонятного, но отрицательного резус-фактора.</text:span></text:p>
      <text:p text:style-name="P6">Охранять от всего этого мира, готового в любой момент нанести удар откуда не ждёшь. Поэтому я затаился и следил за ним.</text:p>
      <text:p text:style-name="P6">Такая моя позиция привела к отчуждению от общаги, от курса, от института.</text:p>
      <text:p text:style-name="P6">Только с <text:s/>Жомниром я продолжал общаться. Он стал научным руководителем моей курсовой работы «Ирония в рассказе В. С. Моэма «The Judgement Seat». </text:p>
      <text:p text:style-name="P6">Кроме того он был нужен мне, чтобы в этом недоброжелательном мире отгородить место для нас с Ирой. Он обещал «засватать» мои переводы в какое-нибудь из книжных издательств в Киеве, где у него есть связи. </text:p>
      <text:p text:style-name="P6">Для сборника понадобится 20-25 рассказов.</text:p>
      <text:p text:style-name="P6">Я продолжал приходить к нему домой и он в шутку говорил, что его жена, Мария Антоновна, в меня влюбилась.</text:p>
      <text:p text:style-name="P6"/>
      <text:p text:style-name="P6">Они жили в трёхкомнатной квартире на пятом этаже по улице Шевченко, потому что их дети уже повзрослели и отделились. Сыновья — в Россию, <text:span text:style-name="T11">а </text:span>дочка — замуж.</text:p>
      <text:p text:style-name="P6">Жили они только в двух комнатах, третью Жомнир превратил в архивный кабинет — стол, стул и стеллажи до потолка из толстых досок, заваленные кипами папок с завязками, <text:soft-page-break/><text:span text:style-name="T12">стопками книг и просто бумагами, и окно в стене напротив двери.</text:span></text:p>
      <text:p text:style-name="P8">Мне это нравилось.</text:p>
      <text:p text:style-name="P8">Ещё мне понравился рассказ Иры о бесчеловечности Жомнира. </text:p>
      <text:p text:style-name="P8">Его семья тогда <text:span text:style-name="T5">ещё </text:span>жила в пятиэтажке родителей Иры и во время ремонта квартиры он поделил площадь полов на количество членов семьи, покрасил причитающуюся ему квадратуру, поставил кисть в банку с водой, пожелал остальным трудовых успехов и — умыл руки.</text:p>
      <text:p text:style-name="P8">Жена Жомнира, Мария Антоновна, бесшумная женщина с седыми до чистой белизны волосами, <text:s/>дала мне книгу стихов Цветаевой и заставила её полюбить.</text:p>
      <text:p text:style-name="P8">Прежде я считал, что поэтессы способны лишь кружева плести, в смысле, выдавать дамское рукоделье за высокую поэзию.</text:p>
      <text:p text:style-name="P8">Марина не такая, она умеет, когда надо, насиловать слова.</text:p>
      <text:p text:style-name="P8"/>
      <text:p text:style-name="P8">Я вспомнил её в тамбуре электрички, когда ехал из Конотопа. </text:p>
      <text:p text:style-name="P8">Туда я продолжал ездить, хотя и не так часто. Из чувства долга перед Леночкой. </text:p>
      <text:p text:style-name="P8">Она всегда была хорошим ребёнком и я её даже любил. </text:p>
      <text:p text:style-name="P8">Просто <text:span text:style-name="T6">как-то </text:span>не умею <text:span text:style-name="T6">я </text:span>играть и сюсюкать с детишками. Больше, чем на десять минут меня не хватает.</text:p>
      <text:p text:style-name="P8">В тамбуре я покурил и вдруг ни с того, ни с сего начал ощупывать лацкан своего верблюжьего пальто. В его уголке пряталась длинная портновская игла целиком вонзённая между слоями материи.</text:p>
      <text:p text:style-name="P8">Достать её оказалось непросто. Тоже самое повторилось и со вторым лацканом.</text:p>
      <text:p text:style-name="P9"/>
      <text:p text:style-name="P10"><text:span text:style-name="T6">(...в</text:span>онзённая игла — точь-в-точь как в той ранней поэме Цветаевой...<text:span text:style-name="T6">)</text:span></text:p>
      <text:p text:style-name="P10"/>
      <text:p text:style-name="P8">Я выбросил иглы в прорези над стеклом <text:s/>двер<text:span text:style-name="T5">и</text:span> грохочущей к Нежину электрички.</text:p>
      <text:p text:style-name="P8">Откуда они взялись? Воткнула мать, как в той поэме? Или купил их вместе с пальто у Алёши? </text:p>
      <text:p text:style-name="P8">И что заставило меня найти их?</text:p>
      <text:p text:style-name="P10"/>
      <text:p text:style-name="P10"><text:span text:style-name="T6">(...н</text:span>а некоторые вопросы я так и не смогу узнать ответа. </text:p>
      <text:p text:style-name="P10">Никогда...<text:span text:style-name="T6">)</text:span></text:p>
      <text:p text:style-name="P10"/>
      <text:p text:style-name="P8">Тёщу <text:s/>беспокоили мои визиты к Жомниру. Она переживала чем меня там угощают — лишь бы не варёной колбасой.</text:p>
      <text:p text:style-name="P8">По-видимому, она боялась, что колбасой можно перепрограммировать человека, сделать из него зомби, как в фильме «Матрица». </text:p>
      <text:p text:style-name="P8">Она не знала, что я — робот нового поколения, которые зомбируются через печатный текст.</text:p>
      <text:p text:style-name="P8"><text:s/><text:span text:style-name="T6">А</text:span> ничего, Гаина Михайловна, что Жомнир <text:span text:style-name="T5">скормил</text:span> мне книгу Гессе, в прозе которого один абзац может тянуться страницы <text:span text:style-name="T5">полторы</text:span>?</text:p>
      <text:p text:style-name="P8"/>
      <text:p text:style-name="P10"><text:span text:style-name="T13">(...о</text:span> том, что печатный текст через <text:s/>зомбированного меня <text:s/>воздействует на окружающую действительность мне стало известно из личного опыта.</text:p>
      <text:p text:style-name="P10">Например, в туалете квартиры родителей Иры для гигиены нарезан журнал «За рулём». </text:p>
      <text:p text:style-name="P10">Сидя на унитазе, я прочитываю статью о большегрузных автомобилях, прежде, чем употребить её в качестве туалетной бумаги. </text:p>
      <text:p text:style-name="P10">Выхожу из дому — опаньки! </text:p>
      <text:p text:style-name="P10">Улицу Красных партизан невозможно перейти — запружена потоком КАМАЗов и БЕЛАЗов. </text:p>
      <text:p text:style-name="P10">Потом мне, конечно, вкручивают, будто на московской трассе ремонтировали дорожное покрытие и направили движение в объезд, через Нежин.</text:p>
      <text:p text:style-name="P10">Так они с этим ремонтом ждали пока схожу прочесть нарезку из журнала «За рулём»?..<text:span text:style-name="T13">)</text:span></text:p>
      <text:p text:style-name="P10"/>
      <text:p text:style-name="P8"><text:soft-page-break/>Отношения с Гаиной Михайловной у меня сложились по классическо<text:span text:style-name="T5">й</text:span> <text:span text:style-name="T5">схеме</text:span> «зять — тёща», но с поправкой на интеллигентность относящихся.</text:p>
      <text:p text:style-name="P8">Сперва всё шло нормально, но через пару недель она вдруг начала застёгивать булавкой отложной воротник своего халата.</text:p>
      <text:p text:style-name="P2">Халат домашний, с глубоким вырезом, но я этого даже как-то и не замечал. </text:p>
      <text:p text:style-name="P2">Но теперь деваться некуда — между булавкой и верхней пуговицей образовалась широкая прореха, а любая прореха притягивает взгляд.</text:p>
      <text:p text:style-name="P2">Я не стал интересоваться у предыдущего зятя случался ли такой симптом <text:s/>раньше и с какой периодичностью. Просто пришлось держать взгляд на привязи. </text:p>
      <text:p text:style-name="P2">Хотя что там увидишь? Женщина давно привяла.</text:p>
      <text:p text:style-name="P2"/>
      <text:p text:style-name="P2">Однажды мы с ней остались наедине во всей квартире. За окном вечерело.</text:p>
      <text:p text:style-name="P2">Я сидел на диване, она стояла опёршись спиной на шкаф с зеркалом и рассказывала мне как её везли эшелоном в Германию. Её и много других молодых девушек.</text:p>
      <text:p text:style-name="P2">Под стук колёс вагон пошатывало на стыках рельсов. Страшила неизвестность того, что будет дальше и очень хотелось пить. Некоторые девушки плакали.</text:p>
      <text:p text:style-name="P2">Эшелон остановился в поле. Охранники распахнули двери вагонов и что-то кричали — она ещё не знала немецкого.</text:p>
      <text:p text:style-name="P2">Неподалёку в ложбине протекал ручей. Им показали, что можно к воде. Они радостно бросились к ручью; пили, умывали лица.</text:p>
      <text:p text:style-name="P2">Вдруг раздались крики и застрочил автомат — одна из девушек хотела убежать и её убили.</text:p>
      <text:p text:style-name="P2">Обратно к вагонам их всех провели мимо убитой. </text:p>
      <text:p text:style-name="P2">Она лежала на спине с открытыми глазами и была такая красивая.</text:p>
      <text:p text:style-name="P2"/>
      <text:p text:style-name="P2">В комнате сгустились сумерки, Гаина Михайловна стояла приложив ладони к дверце шкафа за спиной, опустив голову над убитой красавицей. Сейчас она была там и чувствовала себя той молодой Гаиной.</text:p>
      <text:p text:style-name="P2">Мне жалко было убитую и жалко Гаину Михайловну, пережившую этот ужас. Хотелось что-то сделать или сказать, но я не знал что именно, поэтому встал с дивана и молча щёлкнул выключателем.</text:p>
      <text:p text:style-name="P2">Свет люстры всё разбил — вместо испуганной девушки Гаины у шкафа стояла пожилая женщина с нелепой прорехой <text:span text:style-name="T13">под</text:span> воротник<text:span text:style-name="T13">ом</text:span> и злым взглядом из-под крашенной пряди волос.</text:p>
      <text:p text:style-name="P2">А нечего чары ломать.</text:p>
      <text:p text:style-name="P2">Так я оказался <text:span text:style-name="T1">классически неприемлемым зят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14:58.666919104</meta:creation-date>
    <dc:date>2017-03-02T18:15:03.395527035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5" meta:word-count="1169" meta:character-count="7533" meta:non-whitespace-character-count="6384"/>
    <meta:generator>LibreOffice/4.3.3.2$Linux_x86 LibreOffice_project/430m0$Build-2</meta:generator>
  </office:meta>
</office:document-meta>
</file>